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# Rapport del 4</text:span></text:p>
      <text:p text:style-name="P1"><text:span text:style-name="T1"/></text:p>
      <text:p text:style-name="P1"><text:span text:style-name="T1">William Rastad 216411</text:span></text:p>
      <text:p text:style-name="P1"><text:span text:style-name="T1">Kristoffer Sørensen 216387</text:span></text:p>
      <text:p text:style-name="P1"><text:span text:style-name="T1">Simen A Lyse 216608</text:span></text:p>
      <text:p text:style-name="P1"><text:span text:style-name="T1"/></text:p>
      <text:p text:style-name="P1"><text:span text:style-name="T1">##</text:span></text:p>
      <text:p text:style-name="P1"><text:span text:style-name="T1"/></text:p>
      <text:p text:style-name="P1"><text:span text:style-name="T1">##</text:span></text:p>
      <text:p text:style-name="P1"><text:span text:style-name="T1"/></text:p>
      <text:p text:style-name="P1"><text:span text:style-name="T1">## Utelatt funksjonalitet</text:span></text:p>
      <text:p text:style-name="P1"><text:span text:style-name="T1">### Registrering av studie</text:span></text:p>
      <text:p text:style-name="P1"><text:span text:style-name="T1">Alumni-siden er tiltenkt Ã¥ gjelde kun for studenter pÃ¥ studiet IT og informasjonssystemer. PÃ¥ bakgrunn av dette vil det ikke vÃ¦re nÃ¸dvendig Ã¥ inkludere funksjonalitet for registrering av studie, pÃ¥ siden.</text:span></text:p>
      <text:p text:style-name="P1"><text:span text:style-name="T1"/></text:p>
      <text:p text:style-name="P1"><text:span text:style-name="T2">Header</text:span></text:p>
      <text:p text:style-name="P1"><text:span text:style-name="T3"/></text:p>
      <text:p text:style-name="P1"><text:span text:style-name="T3">Det har begynnt å bli mye å velge mellom i den innloggete headern som skaper litt problemer med utsende spesielt på mobil. Dette har blitt fikset med å sette inn en hamburger meny for mobil brukere. Men dette har skapt problemer hvis brukern er på tablet og snur tableten så kan menyen forsvinne i enkelt tilfeller hvis brukern har trykket på menyen får han snur tableten. Dette er noe som må bli fikset asap.</text:span></text:p>
      <text:p text:style-name="P1"><text:span text:style-name="T3"/></text:p>
      <text:p text:style-name="P1"><text:span text:style-name="T4">Sende Meldinger</text:span></text:p>
      <text:p text:style-name="P1"><text:span text:style-name="T5"/></text:p>
      <text:p text:style-name="P1"><text:span text:style-name="T5">Opprettet en tabel for meldinger i SQL:</text:span></text:p>
      <text:p text:style-name="P1"><text:span text:style-name="T5"/></text:p>
      <text:p text:style-name="P1"><text:span text:style-name="T5">CREATE TABLE meldinger (</text:span></text:p>
      <text:p text:style-name="P1"><text:span text:style-name="T5"><text:tab/>avsender VARCHAR(45),</text:span></text:p>
      <text:p text:style-name="P1"><text:span text:style-name="T5"><text:s text:c="3"/><text:tab/> mottaker VARCHAR(45),</text:span></text:p>
      <text:p text:style-name="P1"><text:span text:style-name="T5"><text:s text:c="4"/><text:tab/>tittel VARCHAR(120),</text:span></text:p>
      <text:p text:style-name="P1"><text:span text:style-name="T5"><text:s text:c="4"/><text:tab/>sendtTid DATETIME,</text:span></text:p>
      <text:p text:style-name="P1"><text:span text:style-name="T5"><text:s text:c="3"/><text:tab/> melding VARCHAR(255),</text:span></text:p>
      <text:p text:style-name="P1"><text:span text:style-name="T5"><text:s text:c="4"/><text:tab/>CONSTRAINT meldingerPK PRIMARY KEY (avsender, mottaker, sendtTid),</text:span></text:p>
      <text:p text:style-name="P1"><text:span text:style-name="T5"><text:s text:c="4"/><text:tab/>CONSTRAINT meldingerBrukerFK FOREIGN KEY (avsender) <text:tab/><text:tab/><text:s text:c="2"/><text:tab/><text:tab/><text:s text:c="5"/><text:tab/><text:tab/>REFERENCES bruker (brukerNavn),</text:span></text:p>
      <text:p text:style-name="P1"><text:span text:style-name="T5"><text:s text:c="3"/><text:tab/> CONSTRAINT meldingerBrukerFK2 FOREIGN KEY (mottaker) <text:tab/><text:tab/><text:tab/><text:s text:c="10"/><text:tab/><text:tab/>REFERENCES bruker (brukerNavn)</text:span></text:p>
      <text:p text:style-name="P1"><text:span text:style-name="T5">);</text:span></text:p>
      <text:p text:style-name="P1"><text:span text:style-name="T5"/></text:p>
      <text:p text:style-name="P1"><text:span text:style-name="T5">Her er det uenighet rundt om det burde være to tabeller eller ikke men vi endte på en. For å finde mottaker hadde vi tenkt oss en "live search" funksjon men det har vist seg å være for vansklig å meste av tiden gikk til det.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